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font-size="18pt" style:font-size-asian="18pt" style:font-size-complex="18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NKKU TAL</text:p>
      <text:p text:style-name="P1"/>
      <text:p text:style-name="P1">Okay, thank you for showing up today.</text:p>
      <text:p text:style-name="P1"/>
      <text:p text:style-name="P1">I'm going to have something of a speech about the immigrants in Finland. Immigrants move to Finland all the time, there are two types, the first:Estonian or for example Russians who move here to work (often in the buildingindustry), in seek for love or something similar. And then there are these from Somalia, Kurdistan or Kosovo, who often are refugees in their own country, and move to Finland as immigrants simply because they have no chance of living in their own country, because of war or other horrible reasons. </text:p>
      <text:p text:style-name="P1"/>
      <text:p text:style-name="P1">The Somalian immigrants gets a lot more money than we think, one adult gets 1000 euros/month, for doing nothing. They get a free apartment, 10 euros for each kid they have per day and last but not least, social contribution to start a life in Finland with. I understand that it's hard to get work in a country were you don't know the language what everyone speaks at all but they should at least try, try hard. We pay all of that as taxes and as you probably know immigrants have this tention that they want to look succesful on the outside, so they often spend money on expensive phones or other things that they think makes them better people. That is still not in my opinion the biggest problem.</text:p>
      <text:p text:style-name="P1"/>
      <text:p text:style-name="P1">The main probem agin is, their big criminality, (I'm not talking about serious crimes like for example murder) but about violence, drug dealing and mugging. Luckily it's only the youngsters whos behaving like this. If you are from another country, and we in Finland welcome you to live here, you should do your very best to make it pay off for us. I only ask for these Somalians or Kosovos to do their best and behave, not to worship Finns or behave as if we were better, that would probably feel even dumber or I for example would feel even more bad about that kind of behaviour. <text:soft-page-break/>They should just be a little less arrogant and think about themselves as Finns when they are living in this country.It's a fact that an average Finn commits less crime that an average immigrant, and that is something I find hard to accept, the Finnish state saves their lives and they thank us by committing crimes here. The youngsters don't educate themselves and often hang around in shopping-malls doing nothing clever, as the matter of fact they often destroy an spoil things that is for us Finns to repair. </text:p>
      <text:p text:style-name="P1"/>
      <text:p text:style-name="P1">My point is that the refugee type of immigrants do more harm in Finland than good. So why should we let them move here to do nothing that make sense. ”Maassa maan tavalla” is a Finnish quote that in English is better known as ”when in Rome, do as the Romans do ” I'm for sure not a racist, but I think I'm still allowed to have this opinion, that if the Somalians and Kurdis live here, the should behave like us or even better. And I'm certainly not the only person with this kind of opinion about the ”Immigrance” issue we have. </text:p>
      <text:p text:style-name="P1"><text:s/></text:p>
      <text:p text:style-name="P1">Thank yo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FI"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FI"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Lukas Wilenius</meta:initial-creator>
    <meta:creation-date>2013-09-20T10:07:55</meta:creation-date>
    <dc:date>2013-09-20T10:56:58</dc:date>
    <dc:creator>Lukas Wilenius</dc:creator>
    <meta:editing-duration>PT33M3S</meta:editing-duration>
    <meta:editing-cycles>4</meta:editing-cycles>
    <meta:generator>OpenOffice.org/3.3$Unix OpenOffice.org_project/330m20$Build-9567</meta:generator>
    <meta:document-statistic meta:table-count="0" meta:image-count="0" meta:object-count="0" meta:page-count="2" meta:paragraph-count="8" meta:word-count="532" meta:character-count="2897"/>
  </office:meta>
</office:document-meta>
</file>